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50000021AC73910C8CEC3C7EB.png" manifest:media-type="image/png"/>
  <manifest:file-entry manifest:full-path="Pictures/100000000000013000000057D1D87A5AE791EB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opacity="0%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60%" style:mirror="none"/>
    </style:style>
    <style:style style:name="P1" style:family="paragraph">
      <loext:graphic-properties draw:fill="none" draw:opacity="10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418cm" svg:height="2.238cm" svg:x="25.76cm" svg:y="17.256cm">
          <draw:image xlink:href="Pictures/10000201000002450000021AC73910C8CEC3C7EB.png" xlink:type="simple" xlink:show="embed" xlink:actuate="onLoad" draw:mime-type="image/png">
            <text:p/>
          </draw:image>
        </draw:frame>
        <draw:frame draw:style-name="gr1" draw:text-style-name="P1" draw:layer="layout" svg:width="4.064cm" svg:height="1.163cm" svg:x="21.447cm" svg:y="18.018cm">
          <draw:image xlink:href="Pictures/100000000000013000000057D1D87A5AE791EBA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3.1$Windows_X86_64 LibreOffice_project/d7547858d014d4cf69878db179d326fc3483e082</meta:generator>
    <dc:date>2021-01-21T17:23:53.731000000</dc:date>
    <meta:editing-duration>PT33M38S</meta:editing-duration>
    <meta:editing-cycles>8</meta:editing-cycles>
    <meta:document-statistic meta:object-count="2"/>
  </office:meta>
</office:document-meta>
</file>